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26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لازم تھی مجھ پہ رد بلا، کیا برا کیا</text:p>
            <text:p>نادِ علی سے کام لیا، کیا برا کیا</text:p>
            <text:p/>
          </table:table-cell>
          <table:covered-table-cell/>
        </table:table-row>
        <table:table-row table:style-name="ro2">
          <table:table-cell office:value-type="string" calcext:value-type="string">
            <text:p>جس میں شرابِ عشقِ علی کی رمق نہ تھی</text:p>
            <text:p>وہ جام میں نے توڑ دیا، کیا برا کیا</text:p>
          </table:table-cell>
          <table:table-cell office:value-type="string" calcext:value-type="string">
            <text:p>خالق سے ملتی جلتی ہے تصویر آپ کی</text:p>
            <text:p>اس میں نصیریوں نے بھلا،کیا برا کیا</text:p>
          </table:table-cell>
        </table:table-row>
        <table:table-row table:style-name="ro2">
          <table:table-cell office:value-type="string" calcext:value-type="string">
            <text:p>خالق کی بارگاہ میں تاخیر دیکھ کر</text:p>
            <text:p>مانگی علی کے در پہ دعا، کیا برا کیا</text:p>
          </table:table-cell>
          <table:table-cell office:value-type="string" calcext:value-type="string">
            <text:p>جس نے ہلاکتوں سے بچایا تھا شیخ کو</text:p>
            <text:p>میں نے اُسی کا نام لیا، کیا برا کیا</text:p>
          </table:table-cell>
        </table:table-row>
        <table:table-row table:style-name="ro2">
          <table:table-cell office:value-type="string" calcext:value-type="string">
            <text:p>بدلو نہ اتحاد کے بستر پہ کروٹیں</text:p>
            <text:p>میں نے کہا بُرے کو برا، کیا برا کیا</text:p>
          </table:table-cell>
          <table:table-cell office:value-type="string" calcext:value-type="string">
            <text:p>جاتا ہے خود طواف کو کعبہ بھی کربلا</text:p>
            <text:p>پھر میں نے جا کے کربو بلا، کیا برا کیا</text:p>
          </table:table-cell>
        </table:table-row>
        <table:table-row table:style-name="ro2">
          <table:table-cell office:value-type="string" calcext:value-type="string">
            <text:p>لینی تھی مجھ کو دولت ذکرِ حسین کی</text:p>
            <text:p>سرخم علی کے در پہ کیا ،کیا برا کیا</text:p>
          </table:table-cell>
          <table:table-cell office:value-type="string" calcext:value-type="string">
            <text:p>کرنی تھی مجھ کو حضرت عباس کی سنا</text:p>
            <text:p>نامِ علی سے کام لیا ،کیا برا کی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7:47:41.332721200</meta:creation-date>
    <dc:date>2026-01-27T17:48:47.700731300</dc:date>
    <meta:editing-duration>PT1M6S</meta:editing-duration>
    <meta:editing-cycles>1</meta:editing-cycles>
    <meta:document-statistic meta:table-count="1" meta:cell-count="9" meta:object-count="0"/>
    <meta:generator>LibreOffice/25.8.4.2$Windows_X86_64 LibreOffice_project/290daaa01b999472f0c7a3890eb6a550fd74c6df</meta:generator>
  </office:meta>
</office:document-meta>
</file>